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, 'Helvetica Arial', sans-serif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.212cm" fo:margin-top="0cm" fo:margin-bottom="0cm" style:contextual-spacing="false" fo:orphans="28" fo:widows="2" fo:text-indent="0cm" style:auto-text-indent="false" fo:padding="0cm" fo:border="none"/>
      <style:text-properties fo:font-variant="normal" fo:text-transform="none" fo:color="#d7d7d7" loext:opacity="100%" style:font-name="inherit" fo:font-size="12pt" fo:letter-spacing="normal" fo:font-style="normal" fo:font-weight="bold" fo:background-color="#1d1e23" loext:padding="0cm" loext:border="none"/>
    </style:style>
    <style:style style:name="P2" style:family="paragraph" style:parent-style-name="Heading_20_2">
      <style:paragraph-properties fo:margin-left="0cm" fo:margin-right="0cm" fo:margin-top="0.508cm" fo:margin-bottom="0.169cm" style:contextual-spacing="false" fo:line-height="110%" fo:text-align="start" style:justify-single-word="false" fo:orphans="2" fo:widows="2" fo:text-indent="0cm" style:auto-text-indent="false" fo:padding="0cm" fo:border="none"/>
      <style:text-properties fo:color="#d7d7d7" loext:opacity="100%" style:font-name="inherit" fo:font-size="14.3999996185303pt" fo:font-weight="bold" loext:padding="0cm" loext:border="none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d7d7d7" loext:opacity="100%" style:font-name="inherit" fo:font-size="10.8000001907349pt" fo:letter-spacing="normal" fo:font-style="normal" fo:font-weight="bold" fo:background-color="#1d1e23" loext:padding="0cm" loext:border="none"/>
    </style:style>
    <style:style style:name="P4" style:family="paragraph" style:parent-style-name="Horizontal_20_Line">
      <style:paragraph-properties fo:margin-top="0cm" fo:margin-bottom="0cm" style:contextual-spacing="false" fo:orphans="2" fo:widows="2"/>
    </style:style>
    <style:style style:name="P5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style:line-height-at-least="0.466cm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style:line-height-at-least="0.466cm" fo:text-align="start" style:justify-single-word="false" fo:orphans="2" fo:widows="2" fo:background-color="#24262c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bold" fo:background-color="#24262c" loext:padding="0cm" loext:border="none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.085cm" fo:margin-right="0.212cm" fo:margin-top="0cm" fo:margin-bottom="0cm" style:contextual-spacing="false" style:line-height-at-least="0.402cm" fo:orphans="2" fo:widows="2" fo:text-indent="0cm" style:auto-text-indent="false"/>
      <style:text-properties fo:font-variant="normal" fo:text-transform="none" fo:color="#d7d7d7" loext:opacity="100%" style:font-name="inherit" fo:font-size="8.39999961853027pt" fo:letter-spacing="normal" fo:font-style="normal" fo:font-weight="normal" fo:background-color="#1d1e23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normal" fo:background-color="#1d1e23" loext:padding="0cm" loext:border="none"/>
    </style:style>
    <style:style style:name="P10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normal" fo:background-color="#1d1e23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466cm" fo:text-align="start" style:justify-single-word="false" fo:orphans="2" fo:widows="2" fo:text-indent="0cm" style:auto-text-indent="false"/>
      <style:text-properties fo:font-variant="normal" fo:text-transform="none" fo:color="#d7d7d7" loext:opacity="100%" style:font-name="inherit" fo:font-size="8.39999961853027pt" fo:letter-spacing="normal" fo:font-style="normal" fo:font-weight="normal" fo:background-color="#24262c" loext:padding="0cm" loext:border="none"/>
    </style:style>
    <style:style style:name="P12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d7d7d7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3" style:family="paragraph" style:parent-style-name="Text_20_body">
      <style:paragraph-properties fo:margin-left="0cm" fo:margin-right="0.212cm" fo:margin-top="0cm" fo:margin-bottom="0cm" style:contextual-spacing="false" fo:orphans="2" fo:widows="2" fo:text-indent="0cm" style:auto-text-indent="false"/>
      <style:text-properties fo:font-variant="normal" fo:text-transform="none" fo:color="#5780b0" loext:opacity="100%" style:font-name="inherit" fo:font-size="8.39999961853027pt" fo:letter-spacing="normal" fo:font-style="normal" fo:font-weight="normal" fo:background-color="#1d1e23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Helvetica Neue" fo:font-size="8.39999961853027pt" fo:letter-spacing="normal" fo:font-style="normal" fo:font-weight="normal" fo:background-color="#24262c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style:font-name="inherit" fo:font-style="italic"/>
    </style:style>
    <style:style style:name="T2" style:family="text">
      <style:text-properties style:font-name="Open Sans" fo:background-color="#1d1e23" loext:char-shading-value="0" style:font-name-asian="Open Sans" style:font-name-complex="Open Sans" loext:padding="0cm" loext:border="none"/>
    </style:style>
    <style:style style:name="T3" style:family="text">
      <style:text-properties fo:font-variant="normal" fo:text-transform="none" fo:color="#5780b0" loext:opacity="100%" style:text-line-through-style="none" style:text-line-through-type="none" style:font-name="Open Sans" fo:font-size="8.39999961853027pt" fo:letter-spacing="normal" fo:font-style="normal" style:text-underline-style="none" fo:font-weight="normal" style:text-blinking="false" fo:background-color="#1d1e23" loext:char-shading-value="0" loext:padding="0cm" loext:border="none"/>
    </style:style>
    <style:style style:name="T4" style:family="text">
      <style:text-properties fo:font-variant="normal" fo:text-transform="none" fo:color="#d7d7d7" loext:opacity="100%" style:font-name="inherit" fo:font-size="8.39999961853027pt" fo:letter-spacing="normal" fo:font-style="normal" fo:font-weight="normal" fo:background-color="#1d1e23" loext:char-shading-value="0" loext:padding="0cm" loext:border="none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normal" fo:font-weight="bold" fo:background-color="#1d1e23" loext:char-shading-value="0" loext:padding="0cm" loext:border="none"/>
    </style:style>
    <style:style style:name="T6" style:family="text">
      <style:text-properties fo:font-variant="normal" fo:text-transform="none" fo:color="#d7d7d7" loext:opacity="100%" style:font-name="inherit" fo:font-size="8.39999961853027pt" fo:letter-spacing="normal" fo:font-style="italic" fo:font-weight="normal" fo:background-color="#1d1e23" loext:char-shading-value="0" loext:padding="0cm" loext:border="none"/>
    </style:style>
    <style:style style:name="T7" style:family="text">
      <style:text-properties fo:font-variant="normal" fo:text-transform="none" fo:color="#d7d7d7" loext:opacity="100%" style:font-name="KaTeX Main" fo:font-size="8.39999961853027pt" fo:letter-spacing="normal" fo:font-style="normal" fo:font-weight="normal" fo:background-color="#1d1e23" loext:char-shading-value="0" loext:padding="0cm" loext:border="none"/>
    </style:style>
    <style:style style:name="T8" style:family="text">
      <style:text-properties fo:font-variant="normal" fo:text-transform="none" fo:color="#d7d7d7" loext:opacity="100%" style:font-name="Menlo" fo:font-size="8.39999961853027pt" fo:letter-spacing="normal" fo:font-style="normal" fo:font-weight="normal" fo:background-color="#1d1e23" loext:char-shading-value="0" loext:padding="0cm" loext:border="none"/>
    </style:style>
    <style:style style:name="T9" style:family="text">
      <style:text-properties fo:color="#ffffff" loext:opacity="100%"/>
    </style:style>
    <style:style style:name="T10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ood Turn</text:h>
      <text:p text:style-name="P8">Difficulty Rating:238</text:p>
      <text:p text:style-name="P13">Expand</text:p>
      <text:p text:style-name="P15"><text:a xlink:type="simple" xlink:href="https://www.codechef.com/problems/START01" text:style-name="Internet_20_link" text:visited-style-name="Visited_20_Internet_20_Link">Prev</text:a><text:a xlink:type="simple" xlink:href="https://www.codechef.com/problems/FLOW001" text:style-name="Internet_20_link" text:visited-style-name="Visited_20_Internet_20_Link">Next</text:a></text:p>
      <text:p text:style-name="P14"><text:span text:style-name="T9">Statement</text:span>HintsSubmissionsSolutionHelp</text:p>
      <text:section text:style-name="Sect1" text:name="vertical-tab-panel-0">
        <text:p text:style-name="P4"/>
        <text:section text:style-name="Sect1" text:name="problem-statement">
          <text:h text:style-name="P2" text:outline-level="2">Problem</text:h>
          <text:p text:style-name="P9">Chef and Chefina are playing with dice. In one turn, both of them roll their dice at once.</text:p>
          <text:p text:style-name="P17"><text:span text:style-name="T4">They consider a turn to be </text:span><text:span text:style-name="Emphasis"><text:span text:style-name="T6">good</text:span></text:span><text:span text:style-name="T4"> if the </text:span><text:span text:style-name="Strong_20_Emphasis"><text:span text:style-name="T5">sum</text:span></text:span><text:span text:style-name="T4"> of the numbers on their dice is greater than </text:span><draw:frame draw:style-name="fr1" draw:name="Quadro1" text:anchor-type="char" svg:width="0.041cm" draw:z-index="0"><draw:text-box fo:min-height="0.041cm"><text:p text:style-name="P7">6</text:p></draw:text-box></draw:frame><text:span text:style-name="T7">6</text:span><text:span text:style-name="T4">.<text:line-break/>Given that in a particular turn Chef and Chefina got </text:span><draw:frame draw:style-name="fr1" draw:name="Quadro2" text:anchor-type="char" svg:width="0.041cm" draw:z-index="1"><draw:text-box fo:min-height="0.041cm"><text:p text:style-name="P7">�</text:p></draw:text-box></draw:frame><text:span text:style-name="T6">X</text:span><text:span text:style-name="T4"> and </text:span><draw:frame draw:style-name="fr1" draw:name="Quadro3" text:anchor-type="char" svg:width="0.041cm" draw:z-index="2"><draw:text-box fo:min-height="0.041cm"><text:p text:style-name="P7">�</text:p></draw:text-box></draw:frame><text:span text:style-name="T6">Y</text:span><text:span text:style-name="T4"> on their respective dice, find whether the turn was good.</text:span></text:p>
          <text:h text:style-name="P3" text:outline-level="3">Input Format</text:h>
          <text:list xml:id="list3612477381" text:style-name="L1">
            <text:list-item>
              <text:p text:style-name="P10">The first line of input will contain a single integer <draw:frame draw:style-name="fr1" draw:name="Quadro4" text:anchor-type="char" svg:width="0.041cm" draw:z-index="3"><draw:text-box fo:min-height="0.041cm"><text:p text:style-name="P7">�</text:p></draw:text-box></draw:frame><text:span text:style-name="T10">T</text:span>, denoting the number of test cases.</text:p>
            </text:list-item>
            <text:list-item>
              <text:p text:style-name="P10">Each test case contains two space-separated integers <draw:frame draw:style-name="fr1" draw:name="Quadro5" text:anchor-type="char" svg:width="0.041cm" draw:z-index="4"><draw:text-box fo:min-height="0.041cm"><text:p text:style-name="P7">�</text:p></draw:text-box></draw:frame><text:span text:style-name="T10">X</text:span> and <draw:frame draw:style-name="fr1" draw:name="Quadro6" text:anchor-type="char" svg:width="0.041cm" draw:z-index="5"><draw:text-box fo:min-height="0.041cm"><text:p text:style-name="P7">�</text:p></draw:text-box></draw:frame><text:span text:style-name="T10">Y</text:span> — the numbers Chef and Chefina got on their respective dice.</text:p>
            </text:list-item>
          </text:list>
          <text:h text:style-name="P3" text:outline-level="3">Output Format</text:h>
          <text:p text:style-name="P16"><text:span text:style-name="T4">For each test case, output on a new line, </text:span><text:span text:style-name="Source_20_Text"><text:span text:style-name="T8">YES</text:span></text:span><text:span text:style-name="T4">, if the turn was good and </text:span><text:span text:style-name="Source_20_Text"><text:span text:style-name="T8">NO</text:span></text:span><text:span text:style-name="T4"> otherwise.</text:span></text:p>
          <text:p text:style-name="P16"><text:span text:style-name="T4">Each character of the output may be printed in either uppercase or lowercase. That is, the strings </text:span><text:span text:style-name="Source_20_Text"><text:span text:style-name="T8">NO</text:span></text:span><text:span text:style-name="T4">, </text:span><text:span text:style-name="Source_20_Text"><text:span text:style-name="T8">no</text:span></text:span><text:span text:style-name="T4">, </text:span><text:span text:style-name="Source_20_Text"><text:span text:style-name="T8">nO</text:span></text:span><text:span text:style-name="T4">, and </text:span><text:span text:style-name="Source_20_Text"><text:span text:style-name="T8">No</text:span></text:span><text:span text:style-name="T4"> will be treated as equivalent.</text:span></text:p>
          <text:h text:style-name="P3" text:outline-level="3">Constraints</text:h>
          <text:list xml:id="list1543987986" text:style-name="L2">
            <text:list-item>
              <text:p text:style-name="P12"><draw:frame draw:style-name="fr1" draw:name="Quadro7" text:anchor-type="char" svg:width="0.041cm" draw:z-index="6"><draw:text-box fo:min-height="0.041cm"><text:p text:style-name="P7">1≤�≤100</text:p></draw:text-box></draw:frame>1≤<text:span text:style-name="T1">T</text:span>≤100</text:p>
            </text:list-item>
            <text:list-item>
              <text:p text:style-name="P12"><draw:frame draw:style-name="fr1" draw:name="Quadro8" text:anchor-type="char" svg:width="0.041cm" draw:z-index="7"><draw:text-box fo:min-height="0.041cm"><text:p text:style-name="P7">1≤�,�≤6</text:p></draw:text-box></draw:frame>1≤<text:span text:style-name="T1">X</text:span>,<text:span text:style-name="T1">Y</text:span>≤6</text:p>
            </text:list-item>
          </text:list>
          <text:h text:style-name="P3" text:outline-level="3">Sample 1:</text:h>
          <text:p text:style-name="P11">Input</text:p>
          <text:p text:style-name="P11">Output</text:p>
          <text:p text:style-name="P5">4</text:p>
          <text:p text:style-name="P6">1 4</text:p>
          <text:p text:style-name="P6">3 4</text:p>
          <text:p text:style-name="P6">4 2</text:p>
          <text:p text:style-name="P6">2 6</text:p>
          <text:p text:style-name="P5">NO</text:p>
          <text:p text:style-name="P6">YES</text:p>
          <text:p text:style-name="P6">NO</text:p>
          <text:p text:style-name="P6">YES</text:p>
          <text:h text:style-name="P3" text:outline-level="3">Explanation:</text:h>
          <text:p text:style-name="P17"><text:span text:style-name="Strong_20_Emphasis"><text:span text:style-name="T5">Test case </text:span></text:span><draw:frame draw:style-name="fr1" draw:name="Quadro9" text:anchor-type="char" svg:width="0.041cm" draw:z-index="8"><draw:text-box fo:min-height="0.041cm"><text:p text:style-name="P7">1</text:p></draw:text-box></draw:frame><text:span text:style-name="Strong_20_Emphasis"><text:span text:style-name="T7">1</text:span></text:span><text:span text:style-name="Strong_20_Emphasis"><text:span text:style-name="T5">:</text:span></text:span><text:span text:style-name="T4"> The sum of numbers on the dice is </text:span><draw:frame draw:style-name="fr1" draw:name="Quadro10" text:anchor-type="char" svg:width="0.041cm" draw:z-index="9"><draw:text-box fo:min-height="0.041cm"><text:p text:style-name="P7">1+4=5</text:p></draw:text-box></draw:frame><text:span text:style-name="T7">1+4=5</text:span><text:span text:style-name="T4"> which is smaller than </text:span><draw:frame draw:style-name="fr1" draw:name="Quadro11" text:anchor-type="char" svg:width="0.041cm" draw:z-index="10"><draw:text-box fo:min-height="0.041cm"><text:p text:style-name="P7">6</text:p></draw:text-box></draw:frame><text:span text:style-name="T7">6</text:span><text:span text:style-name="T4">. Thus, the turn is not good.</text:span></text:p>
          <text:p text:style-name="P17"><text:span text:style-name="Strong_20_Emphasis"><text:span text:style-name="T5">Test case </text:span></text:span><draw:frame draw:style-name="fr1" draw:name="Quadro12" text:anchor-type="char" svg:width="0.041cm" draw:z-index="11"><draw:text-box fo:min-height="0.041cm"><text:p text:style-name="P7">2</text:p></draw:text-box></draw:frame><text:span text:style-name="Strong_20_Emphasis"><text:span text:style-name="T7">2</text:span></text:span><text:span text:style-name="Strong_20_Emphasis"><text:span text:style-name="T5">:</text:span></text:span><text:span text:style-name="T4"> The sum of numbers on the dice is </text:span><draw:frame draw:style-name="fr1" draw:name="Quadro13" text:anchor-type="char" svg:width="0.041cm" draw:z-index="12"><draw:text-box fo:min-height="0.041cm"><text:p text:style-name="P7">3+4=7</text:p></draw:text-box></draw:frame><text:span text:style-name="T7">3+4=7</text:span><text:span text:style-name="T4"> which is greater than </text:span><draw:frame draw:style-name="fr1" draw:name="Quadro14" text:anchor-type="char" svg:width="0.041cm" draw:z-index="13"><draw:text-box fo:min-height="0.041cm"><text:p text:style-name="P7">6</text:p></draw:text-box></draw:frame><text:span text:style-name="T7">6</text:span><text:span text:style-name="T4">. Thus, the turn is good.</text:span></text:p>
          <text:p text:style-name="P17"><text:span text:style-name="Strong_20_Emphasis"><text:span text:style-name="T5">Test case </text:span></text:span><draw:frame draw:style-name="fr1" draw:name="Quadro15" text:anchor-type="char" svg:width="0.041cm" draw:z-index="14"><draw:text-box fo:min-height="0.041cm"><text:p text:style-name="P7">3</text:p></draw:text-box></draw:frame><text:span text:style-name="Strong_20_Emphasis"><text:span text:style-name="T7">3</text:span></text:span><text:span text:style-name="Strong_20_Emphasis"><text:span text:style-name="T5">:</text:span></text:span><text:span text:style-name="T4"> The sum of numbers on the dice is </text:span><draw:frame draw:style-name="fr1" draw:name="Quadro16" text:anchor-type="char" svg:width="0.041cm" draw:z-index="15"><draw:text-box fo:min-height="0.041cm"><text:p text:style-name="P7">4+2=6</text:p></draw:text-box></draw:frame><text:span text:style-name="T7">4+2=6</text:span><text:span text:style-name="T4"> which is equal to </text:span><draw:frame draw:style-name="fr1" draw:name="Quadro17" text:anchor-type="char" svg:width="0.041cm" draw:z-index="16"><draw:text-box fo:min-height="0.041cm"><text:p text:style-name="P7">6</text:p></draw:text-box></draw:frame><text:span text:style-name="T7">6</text:span><text:span text:style-name="T4">. Thus, the turn is not good.</text:span></text:p>
          <text:p text:style-name="P17"><text:span text:style-name="Strong_20_Emphasis"><text:span text:style-name="T5">Test case </text:span></text:span><draw:frame draw:style-name="fr1" draw:name="Quadro18" text:anchor-type="char" svg:width="0.041cm" draw:z-index="17"><draw:text-box fo:min-height="0.041cm"><text:p text:style-name="P7">4</text:p></draw:text-box></draw:frame><text:span text:style-name="Strong_20_Emphasis"><text:span text:style-name="T7">4</text:span></text:span><text:span text:style-name="Strong_20_Emphasis"><text:span text:style-name="T5">:</text:span></text:span><text:span text:style-name="T4"> The sum of numbers on the dice is </text:span><draw:frame draw:style-name="fr1" draw:name="Quadro19" text:anchor-type="char" svg:width="0.041cm" draw:z-index="18"><draw:text-box fo:min-height="0.041cm"><text:p text:style-name="P7">2+6=8</text:p></draw:text-box></draw:frame><text:span text:style-name="T7">2+6=8</text:span><text:span text:style-name="T4"> which is greater than </text:span><draw:frame draw:style-name="fr1" draw:name="Quadro20" text:anchor-type="char" svg:width="0.041cm" draw:z-index="19"><draw:text-box fo:min-height="0.041cm"><text:p text:style-name="P7">6</text:p></draw:text-box></draw:frame><text:span text:style-name="T7">6</text:span><text:span text:style-name="T4">. Thus, the turn is good.</text:span></text:p>
        </text:section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Helvetica Neue" svg:font-family="'Helvetica Neue', 'Helvetica Arial', sans-serif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8T16:28:29.466000000</dc:date>
    <meta:editing-duration>PT15S</meta:editing-duration>
    <meta:editing-cycles>1</meta:editing-cycles>
    <meta:document-statistic meta:table-count="0" meta:image-count="0" meta:object-count="0" meta:page-count="1" meta:paragraph-count="54" meta:word-count="290" meta:character-count="1397" meta:non-whitespace-character-count="1164"/>
    <meta:generator>LibreOffice/7.2.2.2$Windows_X86_64 LibreOffice_project/02b2acce88a210515b4a5bb2e46cbfb63fe97d56</meta:generator>
  </office:meta>
</office:document-meta>
</file>